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BD0000002FADF9BD0B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81cm" svg:stroke-color="#f10d0c" draw:marker-start-width="0.321cm" draw:marker-end-width="0.321cm" draw:fill="none" loext:fill-use-slide-background="false" draw:opacity="100%" draw:textarea-horizontal-align="justify" draw:textarea-vertical-align="middle" draw:auto-grow-height="false" fo:min-height="0.446cm" fo:min-width="4.5cm" fo:padding-top="0.165cm" fo:padding-bottom="0.165cm" fo:padding-left="0.29cm" fo:padding-right="0.29cm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5.323cm" svg:height="1.242cm" svg:x="1.4cm" svg:y="7.296cm">
          <draw:image xlink:href="Pictures/10000001000003BD0000002FADF9BD0B.png" xlink:type="simple" xlink:show="embed" xlink:actuate="onLoad" draw:mime-type="image/png">
            <text:p/>
          </draw:image>
        </draw:frame>
        <draw:custom-shape draw:style-name="gr2" draw:text-style-name="P2" draw:layer="layout" svg:width="5.08cm" svg:height="0.776cm" svg:x="15.667cm" svg:y="7.5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03T07:09:16.110847800</meta:creation-date>
    <dc:date>2025-12-03T07:14:50.732421500</dc:date>
    <meta:editing-duration>PT5M35S</meta:editing-duration>
    <meta:editing-cycles>1</meta:editing-cycles>
    <meta:document-statistic meta:object-count="27"/>
    <meta:generator>LibreOffice/25.8.3.2$Windows_X86_64 LibreOffice_project/8ca8d55c161d602844f5428fa4b58097424e324e</meta:generator>
  </office:meta>
</office:document-meta>
</file>